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Write</text:span><text:span text:style-name="T1_3"><text:s/></text:span><text:span text:style-name="T1_4">a</text:span><text:span text:style-name="T1_5"><text:s/></text:span><text:span text:style-name="T1_6">code</text:span><text:span text:style-name="T1_7"><text:s/></text:span><text:span text:style-name="T1_8">that</text:span><text:span text:style-name="T1_9"><text:s/></text:span><text:span text:style-name="T1_10">will</text:span><text:span text:style-name="T1_11"><text:s/></text:span><text:span text:style-name="T1_12">ask</text:span><text:span text:style-name="T1_13"><text:s/></text:span><text:span text:style-name="T1_14">the</text:span><text:span text:style-name="T1_15"><text:s/></text:span><text:span text:style-name="T1_16">user</text:span><text:span text:style-name="T1_17"><text:s/></text:span><text:span text:style-name="T1_18">to</text:span><text:span text:style-name="T1_19"><text:s/></text:span><text:span text:style-name="T1_20">guess</text:span><text:span text:style-name="T1_21"><text:s/></text:span><text:span text:style-name="T1_22">a</text:span><text:span text:style-name="T1_23"><text:s/></text:span><text:span text:style-name="T1_24">magic</text:span><text:span text:style-name="T1_25"><text:s/></text:span><text:span text:style-name="T1_26">number</text:span><text:span text:style-name="T1_27"><text:s/></text:span><text:span text:style-name="T1_28">that</text:span><text:span text:style-name="T1_29"><text:s/></text:span><text:span text:style-name="T1_30">is</text:span><text:span text:style-name="T1_31"><text:s/></text:span><text:span text:style-name="T1_32">hard</text:span><text:span text:style-name="T1_33"><text:s/></text:span><text:span text:style-name="T1_34">coded</text:span><text:span text:style-name="T1_35">.<text:s/></text:span><text:span text:style-name="T1_36">It</text:span><text:span text:style-name="T1_37"><text:s/></text:span><text:span text:style-name="T1_38">should</text:span><text:span text:style-name="T1_39"><text:s/></text:span><text:span text:style-name="T1_40">keep</text:span><text:span text:style-name="T1_41"><text:s/></text:span><text:span text:style-name="T1_42">track</text:span><text:span text:style-name="T1_43"><text:s/></text:span><text:span text:style-name="T1_44">of</text:span><text:span text:style-name="T1_45"><text:s/></text:span><text:span text:style-name="T1_46">how</text:span><text:span text:style-name="T1_47"><text:s/></text:span><text:span text:style-name="T1_48">many</text:span><text:span text:style-name="T1_49"><text:s/></text:span><text:span text:style-name="T1_50">guesses</text:span><text:span text:style-name="T1_51"><text:s/></text:span><text:span text:style-name="T1_52">the</text:span><text:span text:style-name="T1_53"><text:s/></text:span><text:span text:style-name="T1_54">user</text:span><text:span text:style-name="T1_55"><text:s/></text:span><text:span text:style-name="T1_56">takes</text:span><text:span text:style-name="T1_57">,<text:s/></text:span><text:span text:style-name="T1_58">and</text:span><text:span text:style-name="T1_59"><text:s/></text:span><text:span text:style-name="T1_60">the</text:span><text:span text:style-name="T1_61"><text:s/></text:span><text:span text:style-name="T1_62">user</text:span><text:span text:style-name="T1_63"><text:s/></text:span><text:span text:style-name="T1_64">should</text:span><text:span text:style-name="T1_65"><text:s/></text:span><text:span text:style-name="T1_66">be</text:span><text:span text:style-name="T1_67"><text:s/></text:span><text:span text:style-name="T1_68">able</text:span><text:span text:style-name="T1_69"><text:s/></text:span><text:span text:style-name="T1_70">to</text:span><text:span text:style-name="T1_71"><text:s/></text:span><text:span text:style-name="T1_72">run</text:span><text:span text:style-name="T1_73"><text:s/></text:span><text:span text:style-name="T1_74">the</text:span><text:span text:style-name="T1_75"><text:s/></text:span><text:span text:style-name="T1_76">program</text:span><text:span text:style-name="T1_77"><text:s/></text:span><text:span text:style-name="T1_78">as</text:span><text:span text:style-name="T1_79"><text:s/></text:span><text:span text:style-name="T1_80">many</text:span><text:span text:style-name="T1_81"><text:s/></text:span><text:span text:style-name="T1_82">times</text:span><text:span text:style-name="T1_83"><text:s/></text:span><text:span text:style-name="T1_84">as</text:span><text:span text:style-name="T1_85"><text:s/></text:span><text:span text:style-name="T1_86">they</text:span><text:span text:style-name="T1_87"><text:s/></text:span><text:span text:style-name="T1_88">want</text:span><text:span text:style-name="T1_89">.<text:s text:c="2"/></text:span><text:span text:style-name="T1_90">There</text:span><text:span text:style-name="T1_91"><text:s/></text:span><text:span text:style-name="T1_92">should</text:span><text:span text:style-name="T1_93"><text:s/></text:span><text:span text:style-name="T1_94">also</text:span><text:span text:style-name="T1_95"><text:s/></text:span><text:span text:style-name="T1_96">be</text:span><text:span text:style-name="T1_97"><text:s/></text:span><text:span text:style-name="T1_98">at</text:span><text:span text:style-name="T1_99"><text:s/></text:span><text:span text:style-name="T1_100">least</text:span><text:span text:style-name="T1_101"><text:s/></text:span><text:span text:style-name="T1_102">one</text:span><text:span text:style-name="T1_103"><text:s/></text:span><text:span text:style-name="T1_104">function</text:span><text:span text:style-name="T1_105">.</text:span></text:p>
      <text:p text:style-name="P2"/>
      <text:p text:style-name="P3"><text:span text:style-name="T3_1">2.</text:span><text:span text:style-name="T3_2">Write</text:span><text:span text:style-name="T3_3"><text:s/></text:span><text:span text:style-name="T3_4">a</text:span><text:span text:style-name="T3_5"><text:s/></text:span><text:span text:style-name="T3_6">code</text:span><text:span text:style-name="T3_7"><text:s/></text:span><text:span text:style-name="T3_8">that</text:span><text:span text:style-name="T3_9"><text:s/></text:span><text:span text:style-name="T3_10">calculates</text:span><text:span text:style-name="T3_11"><text:s/></text:span><text:span text:style-name="T3_12">miles</text:span><text:span text:style-name="T3_13"><text:s/></text:span><text:span text:style-name="T3_14">per</text:span><text:span text:style-name="T3_15"><text:s/></text:span><text:span text:style-name="T3_16">gallon</text:span><text:span text:style-name="T3_17">.<text:s text:c="2"/></text:span><text:span text:style-name="T3_18">The</text:span><text:span text:style-name="T3_19"><text:s/></text:span><text:span text:style-name="T3_20">code</text:span><text:span text:style-name="T3_21"><text:s/></text:span><text:span text:style-name="T3_22">should</text:span><text:span text:style-name="T3_23"><text:s/></text:span><text:span text:style-name="T3_24">use</text:span><text:span text:style-name="T3_25"><text:s/>3<text:s/></text:span><text:span text:style-name="T3_26">functions</text:span><text:span text:style-name="T3_27">,<text:s/></text:span><text:span text:style-name="T3_28">and</text:span><text:span text:style-name="T3_29"><text:s/></text:span><text:span text:style-name="T3_30">should</text:span><text:span text:style-name="T3_31"><text:s/></text:span><text:span text:style-name="T3_32">run</text:span><text:span text:style-name="T3_33"><text:s/></text:span><text:span text:style-name="T3_34">as</text:span><text:span text:style-name="T3_35"><text:s/></text:span><text:span text:style-name="T3_36">many</text:span><text:span text:style-name="T3_37"><text:s/></text:span><text:span text:style-name="T3_38">times</text:span><text:span text:style-name="T3_39"><text:s/></text:span><text:span text:style-name="T3_40">as</text:span><text:span text:style-name="T3_41"><text:s/></text:span><text:span text:style-name="T3_42">the</text:span><text:span text:style-name="T3_43"><text:s/></text:span><text:span text:style-name="T3_44">user</text:span><text:span text:style-name="T3_45"><text:s/></text:span><text:span text:style-name="T3_46">wants</text:span><text:span text:style-name="T3_47">.</text:span></text:p>
      <text:p text:style-name="P4"/>
      <text:p text:style-name="P5"/>
      <text:p text:style-name="P6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